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>
      <style:graphic-properties svg:stroke-color="#000000" draw:fill-color="#b2b2b2" draw:textarea-horizontal-align="justify" draw:textarea-vertical-align="top" draw:auto-grow-height="false" fo:min-height="8.002cm" fo:min-width="9.911cm"/>
    </style:style>
    <style:style style:name="gr3" style:family="graphic" style:parent-style-name="standard">
      <style:graphic-properties svg:stroke-color="#000000" draw:fill-color="#dddddd" draw:textarea-horizontal-align="justify" draw:textarea-vertical-align="top" draw:auto-grow-height="false" fo:min-height="3.761cm" fo:min-width="9.226cm"/>
    </style:style>
    <style:style style:name="gr4" style:family="graphic" style:parent-style-name="standard">
      <style:graphic-properties svg:stroke-color="#000000" draw:fill-color="#e3d200" draw:textarea-horizontal-align="justify" draw:textarea-vertical-align="middle" draw:auto-grow-height="false" fo:min-height="2.042cm" fo:min-width="3.443cm"/>
    </style:style>
    <style:style style:name="gr5" style:family="graphic" style:parent-style-name="standard">
      <style:graphic-properties svg:stroke-color="#000000" draw:fill-color="#7da7d8" draw:textarea-horizontal-align="justify" draw:textarea-vertical-align="middle" draw:auto-grow-height="false" fo:min-height="2.042cm" fo:min-width="3.824cm"/>
    </style:style>
    <style:style style:name="gr6" style:family="graphic" style:parent-style-name="standard">
      <style:graphic-properties svg:stroke-color="#000000" draw:fill-color="#7da7d8" draw:textarea-horizontal-align="justify" draw:textarea-vertical-align="middle" draw:auto-grow-height="false" fo:min-height="2.042cm" fo:min-width="4.459cm"/>
    </style:style>
    <style:style style:name="gr7" style:family="graphic" style:parent-style-name="standard">
      <style:graphic-properties svg:stroke-color="#000000" draw:fill-color="#7da7d8" draw:textarea-horizontal-align="justify" draw:textarea-vertical-align="middle" draw:auto-grow-height="false" fo:min-height="0.783cm" fo:min-width="10.566cm"/>
    </style:style>
    <style:style style:name="gr8" style:family="graphic" style:parent-style-name="standard">
      <style:graphic-properties svg:stroke-color="#000000" draw:fill-color="#c2e0ae" draw:textarea-horizontal-align="justify" draw:textarea-vertical-align="middle" draw:auto-grow-height="false" fo:min-height="3.161cm" fo:min-width="2.911cm" fo:wrap-option="no-wrap"/>
    </style:style>
    <style:style style:name="gr9" style:family="graphic" style:parent-style-name="standard">
      <style:graphic-properties svg:stroke-color="#000000" draw:fill-color="#006c3b" draw:textarea-horizontal-align="justify" draw:textarea-vertical-align="middle" draw:auto-grow-height="false" fo:min-height="2.042cm" fo:min-width="4.459cm"/>
    </style:style>
    <style:style style:name="gr10" style:family="graphic" style:parent-style-name="standard">
      <style:graphic-properties svg:stroke-color="#cccccc" draw:fill-color="#ffffff" draw:textarea-horizontal-align="justify" draw:textarea-vertical-align="middle" draw:auto-grow-height="false" fo:min-height="0.608cm" fo:min-width="3.435cm"/>
    </style:style>
    <style:style style:name="gr11" style:family="graphic" style:parent-style-name="standard">
      <style:graphic-properties svg:stroke-color="#cccccc" draw:fill-color="#ffffff" draw:textarea-horizontal-align="justify" draw:textarea-vertical-align="middle" draw:auto-grow-height="false" fo:min-height="0.621cm" fo:min-width="3.435cm"/>
    </style:style>
    <style:style style:name="gr12" style:family="graphic" style:parent-style-name="standard">
      <style:graphic-properties svg:stroke-color="#cccccc" draw:fill-color="#ffffff" draw:textarea-horizontal-align="justify" draw:textarea-vertical-align="middle" draw:auto-grow-height="false" fo:min-height="0.692cm" fo:min-width="2cm"/>
    </style:style>
    <style:style style:name="gr13" style:family="graphic" style:parent-style-name="standard">
      <style:graphic-properties svg:stroke-color="#000000" draw:fill-color="#c2e0ae" draw:textarea-horizontal-align="justify" draw:textarea-vertical-align="middle" draw:auto-grow-height="false" fo:min-height="0.783cm" fo:min-width="10.566cm"/>
    </style:style>
    <style:style style:name="gr14" style:family="graphic" style:parent-style-name="standard">
      <style:graphic-properties draw:stroke="dash" draw:stroke-dash="Fine_20_Dashed" svg:stroke-color="#999999" draw:fill-color="#ffffff" draw:textarea-horizontal-align="justify" draw:textarea-vertical-align="middle" draw:auto-grow-height="false" fo:min-height="3.084cm" fo:min-width="9.43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e3d200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7" style:family="paragraph">
      <loext:graphic-properties draw:fill-color="#7da7d8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8" style:family="paragraph">
      <style:paragraph-properties fo:text-align="start"/>
      <style:text-properties fo:font-size="12pt" style:text-underline-style="none" style:font-size-asian="12pt" style:font-size-complex="12pt"/>
    </style:style>
    <style:style style:name="P9" style:family="paragraph">
      <loext:graphic-properties draw:fill-color="#7da7d8"/>
      <style:paragraph-properties fo:text-align="start"/>
      <style:text-properties fo:font-size="12pt" style:text-underline-style="none" style:font-size-asian="12pt" style:font-size-complex="12pt"/>
    </style:style>
    <style:style style:name="P10" style:family="paragraph">
      <loext:graphic-properties draw:fill-color="#c2e0ae"/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color="#ffffff" fo:font-size="12pt" style:text-underline-style="none" style:font-size-asian="12pt" style:font-size-complex="12pt"/>
    </style:style>
    <style:style style:name="P12" style:family="paragraph">
      <loext:graphic-properties draw:fill-color="#006c3b"/>
      <style:paragraph-properties fo:text-align="center"/>
      <style:text-properties fo:color="#ffffff" fo:font-size="12pt" style:text-underline-style="none" style:font-size-asian="12pt" style:font-size-complex="12pt"/>
    </style:style>
    <style:style style:name="P1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c2e0ae"/>
      <style:paragraph-properties fo:text-align="start"/>
      <style:text-properties fo:font-size="12pt" style:text-underline-style="none" style:font-size-asian="12pt" style:font-size-complex="12pt"/>
    </style:style>
    <style:style style:name="P15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16" style:family="paragraph">
      <style:paragraph-properties fo:margin-left="0cm" fo:margin-right="0cm" fo:text-align="start" fo:text-indent="0cm">
        <style:tab-stops/>
      </style:paragraph-properties>
      <style:text-properties fo:font-size="12pt" style:font-size-asian="12pt" style:font-size-complex="12pt"/>
    </style:style>
    <style:style style:name="P17" style:family="paragraph">
      <loext:graphic-properties draw:fill-color="#ffffff"/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color="#ffffff" fo:font-size="12pt" style:text-underline-style="none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146cm" svg:height="1.016cm" svg:x="1.381cm" svg:y="1.127cm">
          <draw:text-box>
            <text:p text:style-name="P1">Populations of Voters and Eligible Candidates in the TSC</text:p>
          </draw:text-box>
        </draw:frame>
        <draw:custom-shape draw:style-name="gr2" draw:text-style-name="P3" draw:layer="layout" svg:width="11.303cm" svg:height="9.144cm" svg:x="1.635cm" svg:y="5.953cm">
          <text:p text:style-name="P1">Community at Large pop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0.16cm" svg:height="4.445cm" svg:x="2.206cm" svg:y="7.604cm">
          <text:p text:style-name="P1">Technical Project Leadershi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191cm" svg:height="2.54cm" svg:x="2.524cm" svg:y="9.001cm">
          <text:p text:style-name="P5"><text:span text:style-name="T1">ATC</text:span></text:p>
          <text:p text:style-name="P5"><text:span text:style-name="T2">Patch accepted </text:span></text:p>
          <text:p text:style-name="P5"><text:span text:style-name="T2">in last 12 mont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.572cm" svg:height="2.54cm" svg:x="7.477cm" svg:y="9.001cm">
          <text:p text:style-name="P5"><text:span text:style-name="T1">TSC-ATC</text:span></text:p>
          <text:p text:style-name="P5"><text:span text:style-name="T2">Technical contributions,</text:span></text:p>
          <text:p text:style-name="P5"><text:span text:style-name="T2">but no patche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5.207cm" svg:height="2.54cm" svg:x="4.683cm" svg:y="12.303cm">
          <text:p text:style-name="P5"><text:span text:style-name="T1">ACC</text:span></text:p>
          <text:p text:style-name="P5"><text:span text:style-name="T2">Non-technical </text:span></text:p>
          <text:p text:style-name="P5"><text:span text:style-name="T2">contributions that further</text:span></text:p>
          <text:p text:style-name="P5"><text:span text:style-name="T2">the mission of T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1.176cm" svg:height="1.143cm" svg:x="1.698cm" svg:y="15.859cm">
          <text:p text:style-name="P8"><text:span text:style-name="T2">Membership in ACC and TSC-ATC is via nomination </text:span></text:p>
          <text:p text:style-name="P8"><text:span text:style-name="T2">by a TSC Member, and voted on by the TS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3.683cm" svg:height="3.683cm" svg:x="13.7cm" svg:y="2.524cm">
          <text:p text:style-name="P1"><text:span text:style-name="T1">Technical </text:span></text:p>
          <text:p text:style-name="P1"><text:span text:style-name="T1">Committee</text:span></text:p>
          <text:p text:style-name="P1"><text:span text:style-name="T1">(TC)</text:span></text:p>
          <text:p text:style-name="P1"><text:span text:style-name="T3">5 members.</text:span></text:p>
          <text:p text:style-name="P1"><text:span text:style-name="T3">Elected from </text:span></text:p>
          <text:p text:style-name="P1"><text:span text:style-name="T3">Technical Project</text:span></text:p>
          <text:p text:style-name="P1"><text:span text:style-name="T3">Leadership.</text:span></text:p>
          <draw:enhanced-geometry svg:viewBox="0 0 21600 21600" draw:text-areas="800 800 20800 20800" draw:type="round-rectangular-callout" draw:modifiers="-12740.7166123779 33766.12377850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5.207cm" svg:height="2.54cm" svg:x="21.066cm" svg:y="7.477cm">
          <text:p text:style-name="P11"><text:span text:style-name="T4">Technical Steering </text:span></text:p>
          <text:p text:style-name="P11"><text:span text:style-name="T4">Committee (TSC)</text:span></text:p>
          <text:p text:style-name="P11"><text:span text:style-name="T5">11 members total,</text:span></text:p>
          <text:p text:style-name="P11"><text:span text:style-name="T5">each with one vot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3.683cm" svg:height="3.683cm" svg:x="13.954cm" svg:y="7.223cm">
          <text:p text:style-name="P1"><text:span text:style-name="T1">Architecture</text:span></text:p>
          <text:p text:style-name="P1"><text:span text:style-name="T1">Review Board</text:span></text:p>
          <text:p text:style-name="P1"><text:span text:style-name="T1">(ARB)</text:span></text:p>
          <text:p text:style-name="P1"><text:span text:style-name="T3">7 members.</text:span></text:p>
          <draw:enhanced-geometry svg:viewBox="0 0 21600 21600" draw:text-areas="800 800 20800 20800" draw:type="round-rectangular-callout" draw:modifiers="-8138.11074918567 6027.36156351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3.683cm" svg:height="3.683cm" svg:x="13.954cm" svg:y="11.922cm">
          <text:p text:style-name="P1"><text:span text:style-name="T1">Community </text:span></text:p>
          <text:p text:style-name="P1"><text:span text:style-name="T1">Committee</text:span></text:p>
          <text:p text:style-name="P1"><text:span text:style-name="T1">(CC)</text:span></text:p>
          <text:p text:style-name="P1"><text:span text:style-name="T3">5 members.</text:span></text:p>
          <text:p text:style-name="P1"><text:span text:style-name="T3">Elected from </text:span></text:p>
          <text:p text:style-name="P1"><text:span text:style-name="T3">Community at</text:span></text:p>
          <text:p text:style-name="P1"><text:span text:style-name="T3">Large Population.</text:span></text:p>
          <draw:enhanced-geometry svg:viewBox="0 0 21600 21600" draw:text-areas="800 800 20800 20800" draw:type="round-rectangular-callout" draw:modifiers="-8507.49185667753 6361.56351791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4.497cm" svg:height="1.714cm" draw:transform="rotate (-0.748397183255168) translate (18.55cm 3.435cm)">
          <text:p text:style-name="P5"><text:span text:style-name="T3">Sends</text:span></text:p>
          <text:p text:style-name="P5"><text:span text:style-name="T3">5 Member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4.497cm" svg:height="1.741cm" draw:transform="rotate (0.938463538797351) translate (17.487cm 13.306cm)">
          <text:p text:style-name="P5"><text:span text:style-name="T3">Sends</text:span></text:p>
          <text:p text:style-name="P5"><text:span text:style-name="T3">5 Member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2.857cm" svg:height="1.882cm" draw:transform="rotate (0.0158824961931481) translate (17.81cm 7.754cm)">
          <text:p text:style-name="P5"><text:span text:style-name="T3">Sends</text:span></text:p>
          <text:p text:style-name="P5"><text:span text:style-name="T3">1 Memb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11.176cm" svg:height="1.143cm" svg:x="1.698cm" svg:y="17.383cm">
          <text:p text:style-name="P8"><text:span text:style-name="T2">Membership in ARB is via nomination by a TSC Member, </text:span></text:p>
          <text:p text:style-name="P8"><text:span text:style-name="T2">and voted on by the TS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9.938cm" svg:height="3.334cm" svg:x="17.002cm" svg:y="17.256cm">
          <text:p text:style-name="P15"><text:span text:style-name="T6">ACC</text:span><text:span text:style-name="T3">: Active Community Contributors</text:span></text:p>
          <text:p text:style-name="P15"><text:span text:style-name="T6">ATC</text:span><text:span text:style-name="T3">: Active Technical Contributor</text:span></text:p>
          <text:p text:style-name="P16"><text:span text:style-name="T6">TSC-ATC</text:span><text:span text:style-name="T3">: TSC Approved Active Technical </text:span></text:p>
          <text:p text:style-name="P16"><text:span text:style-name="T3">Contributor</text:span></text:p>
          <draw:enhanced-geometry svg:viewBox="0 0 21600 21600" draw:type="rectangle" draw:enhanced-path="M 0 0 L 21600 0 21600 21600 0 21600 0 0 Z N"/>
        </draw:custom-shape>
        <officeooo:annotation svg:x="0cm" svg:y="0cm">
          <dc:date>2018-12-26T16:17:10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6T15:18:24.754465691</meta:creation-date>
    <dc:date>2018-12-26T16:29:52.952499500</dc:date>
    <meta:editing-duration>PT8M35S</meta:editing-duration>
    <meta:editing-cycles>1</meta:editing-cycles>
    <meta:document-statistic meta:object-count="16"/>
    <meta:generator>LibreOffice/6.0.7.3$MacOSX_X86_64 LibreOffice_project/dc89aa7a9eabfd848af146d5086077aeed2ae4a5</meta:generator>
  </office:meta>
</office:document-meta>
</file>